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6cm" fo:margin-left="0cm" fo:margin-right="-0.005cm" table:align="margins" style:writing-mode="lr-tb"/>
    </style:style>
    <style:style style:name="Traducciones_5f_Complicadas.A" style:display-name="Traducciones_Complicadas.A" style:family="table-column">
      <style:table-column-properties style:column-width="1.231cm" style:rel-column-width="4746*"/>
    </style:style>
    <style:style style:name="Traducciones_5f_Complicadas.B" style:display-name="Traducciones_Complicadas.B" style:family="table-column">
      <style:table-column-properties style:column-width="3.244cm" style:rel-column-width="12499*"/>
    </style:style>
    <style:style style:name="Traducciones_5f_Complicadas.C" style:display-name="Traducciones_Complicadas.C" style:family="table-column">
      <style:table-column-properties style:column-width="12.531cm" style:rel-column-width="48290*"/>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2"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3"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4"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5"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6" style:family="paragraph" style:parent-style-name="Table_20_Contents">
      <style:paragraph-properties fo:text-align="justify" style:justify-single-word="false" fo:background-color="transparent" style:shadow="none">
        <style:background-image/>
      </style:paragraph-properties>
    </style:style>
    <style:style style:name="P7" style:family="paragraph" style:parent-style-name="Table_20_Contents">
      <style:paragraph-properties fo:text-align="start" style:justify-single-word="false" fo:background-color="transparent" style:shadow="none">
        <style:background-image/>
      </style:paragraph-properties>
    </style:style>
    <style:style style:name="P8" style:family="paragraph" style:parent-style-name="Table_20_Contents">
      <style:paragraph-properties fo:text-align="justify" style:justify-single-word="false"/>
    </style:style>
    <style:style style:name="P9"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0" style:family="paragraph" style:parent-style-name="WW-Encabezado_20_del_20_índice">
      <style:paragraph-properties fo:margin-top="0.423cm" fo:margin-bottom="0.212cm"/>
    </style:style>
    <style:style style:name="P11" style:family="paragraph" style:parent-style-name="Heading_20_1">
      <style:paragraph-properties fo:break-before="page"/>
    </style:style>
    <style:style style:name="P12"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Footer">
      <style:text-properties fo:color="#333333"/>
    </style:style>
    <style:style style:name="P16" style:family="paragraph" style:parent-style-name="Header">
      <style:text-properties fo:color="#333333"/>
    </style:style>
    <style:style style:name="P17" style:family="paragraph" style:parent-style-name="Header">
      <style:paragraph-properties fo:text-align="center" style:justify-single-word="false"/>
      <style:text-properties fo:color="#333333"/>
    </style:style>
    <style:style style:name="P18" style:family="paragraph" style:parent-style-name="Table_20_Contents">
      <style:paragraph-properties fo:text-align="justify" style:justify-single-word="false"/>
    </style:style>
    <style:style style:name="P19"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style:style>
    <style:style style:name="T2"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3" style:family="text">
      <style:text-properties fo:language="en" fo:country="US"/>
    </style:style>
    <style:style style:name="T4" style:family="text">
      <style:text-properties fo:font-size="12pt"/>
    </style:style>
    <style:style style:name="T5"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T6" style:family="text">
      <style:text-properties fo:language="es" fo:country="ES"/>
    </style:style>
    <style:style style:name="T7" style:family="text">
      <style:text-properties style:font-name-asian="Arial"/>
    </style:style>
    <style:style style:name="T8" style:family="text">
      <style:text-properties style:font-size-asian="12pt"/>
    </style:style>
    <style:style style:name="T9" style:family="text">
      <style:text-properties style:language-asian="es" style:country-asian="ES"/>
    </style:style>
    <style:style style:name="T10" style:family="text">
      <style:text-properties style:font-name-complex="Lucidasans"/>
    </style:style>
    <style:style style:name="T11" style:family="text">
      <style:text-properties style:font-size-complex="12pt"/>
    </style:style>
    <style:style style:name="T12" style:family="text">
      <style:text-properties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9"/>
      <text:p text:style-name="P1"/>
      <text:p text:style-name="P1"/>
      <text:p text:style-name="P1"/>
      <text:p text:style-name="P2"/>
      <text:p text:style-name="P2"/>
      <text:p text:style-name="P1"/>
      <text:p text:style-name="P1"/>
      <text:p text:style-name="P1"/>
      <text:p text:style-name="P1"/>
      <text:p text:style-name="P1"/>
      <text:p text:style-name="P1"/>
      <text:p text:style-name="P1"/>
      <text:p text:style-name="P1"/>
      <text:p text:style-name="P1"/>
      <text:p text:style-name="P1"><text:title>Sobre monos y pingüinos</text:title></text:p>
      <text:p text:style-name="P4"><text:subject>Traducción de Textos</text:subject></text:p>
      <text:p text:style-name="P5">Curso 2007/2008</text:p>
      <text:p text:style-name="P3"/>
      <text:p text:style-name="P3"/>
      <text:p text:style-name="P3"/>
      <text:p text:style-name="P3"/>
      <text:p text:style-name="P3"/>
      <text:p text:style-name="P3"/>
      <text:p text:style-name="P3"/>
      <table:table table:name="Versiones" table:style-name="Versiones">
        <table:table-column table:style-name="Versiones.A"/>
        <table:table-column table:style-name="Versiones.B"/>
        <table:table-row>
          <table:table-cell table:style-name="Versiones.A1" office:value-type="string">
            <text:p text:style-name="P6">Versión</text:p>
          </table:table-cell>
          <table:table-cell table:style-name="Versiones.B1" office:value-type="string">
            <text:p text:style-name="P8">Cambio</text:p>
          </table:table-cell>
        </table:table-row>
        <table:table-row>
          <table:table-cell table:style-name="Versiones.A2" office:value-type="string">
            <text:p text:style-name="P6"><text:user-defined text:name="Versión">2.8</text:user-defined> RC</text:p>
          </table:table-cell>
          <table:table-cell table:style-name="Versiones.B2" office:value-type="string">
            <text:p text:style-name="P8">Versión preparada para ser entregada</text:p>
          </table:table-cell>
        </table:table-row>
        <table:table-row>
          <table:table-cell table:style-name="Versiones.A3" office:value-type="string">
            <text:p text:style-name="P7">2.7</text:p>
          </table:table-cell>
          <table:table-cell table:style-name="Versiones.B2" office:value-type="string">
            <text:p text:style-name="P8">La señora profesora ha revisado de nuevo parte del texto para una mayor comprensión.</text:p>
          </table:table-cell>
        </table:table-row>
        <table:table-row>
          <table:table-cell table:style-name="Versiones.A2" office:value-type="string">
            <text:p text:style-name="P7">2.6</text:p>
          </table:table-cell>
          <table:table-cell table:style-name="Versiones.B2" office:value-type="string">
            <text:p text:style-name="P8">Nueva revisión por parte de la profesora</text:p>
          </table:table-cell>
        </table:table-row>
      </table:table>
      <text:p text:style-name="P3"/>
      <text:p text:style-name="P9">Autor:</text:p>
      <text:p text:style-name="P9"><text:user-defined text:name="Autor">Rubén Paje del Pino</text:user-defined></text:p>
      <text:p text:style-name="P9"/>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3">1. Traducción del texto<text:tab/>3</text:p>
          <text:p text:style-name="P14">1.1 Primer y segundo párrafo (corregidos los días 1-X-07 y 2-X-07)<text:tab/>3</text:p>
          <text:p text:style-name="P14">1.2 Tercer y cuarto párrafo (corregido el día 2-X-07)<text:tab/>3</text:p>
          <text:p text:style-name="P14">1.3 Quinto párrafo (corregido el día 2-X-07)<text:tab/>4</text:p>
          <text:p text:style-name="P14">1.4 Sexto párrafo (corregido el día 8-X-07)<text:tab/>4</text:p>
          <text:p text:style-name="P14">1.5 Sexto párrafo (corregido el día 8-X-07)<text:tab/>4</text:p>
          <text:p text:style-name="P14">1.6 Séptimo párrafo (corregido el día 8-X-07)<text:tab/>4</text:p>
          <text:p text:style-name="P14">1.7 Octavo párrafo (corregido el día 9-X-07)<text:tab/>5</text:p>
          <text:p text:style-name="P14">1.8 Noveno párrafo (corregido el día 9-X-07)<text:tab/>5</text:p>
          <text:p text:style-name="P13">2. Explicación a algunas de las traducciones más complicadas<text:tab/>5</text:p>
        </text:index-body>
      </text:table-of-content>
      <text:p text:style-name="P10"/>
      <text:section text:style-name="Sect4" text:name="Área2">
        <text:h text:style-name="P11" text:outline-level="1">1. Traducción del texto</text:h>
        <text:h text:style-name="Heading_20_2" text:outline-level="2">1.1 Primer y segundo párrafo (corregidos los días 1-X-07 y 2-X-07, corregido de nuevo el 23-X-07)</text:h>
        <text:p text:style-name="P3">Para quien no haya oído hablar jamás de la compañía SCO, que se pronuncia “Skoh” como en Scopes. De hecho el caso SCO de 2003 se va pareciendo cada vez más al famoso “Scopes Monkey Trial” que tuvo lugar en Scopes de 1925 que enfrentó a fundamentalistas religiosos y progresistas <text:s/>porque estos últimos querían que se enseñaran las teorías evolutivas de Darwin además del creacionismo bíblico en las aulas estadounidenses. El caso SCO juega el mismo papel en la guerra que ahora afecta a la industria del software. Por un lado tenemos a los homólogos fundamentalistas, tipos trajeados que se aferran a los sistemas propietarios y cerrados. Por el otro tenemos a los evolucionistas de nuestros días, un grupo de melenudos que promueven la colaboración y la apertura del código tal como es Linux, un sistema operativo que cualquiera puede descargarse y personalizar sin coste alguno. Si bien el juicio del año 1925 tuvo como símbolo a un mono, el caso del año 2003 tiene el logotipo de Linux, que es un bonito pingüino.</text:p>
        <text:p text:style-name="P3">Encabezando los fundamentalistas está Darl McBride, quien fue contratado como presidente de SCO hace un año. Por aquel entonce, SCO se llamaba Caldera y se encontraba en una delicada situación económica. Su fórmula de distribución de Linux no era la acertada y tenía pérdidas. Sin embargo Caldera había comprado poco tiempo antes los derechos de UNIX, un antiguo sistema operativo, a una empresa californiana llamada Santa Cruz Operations que los había adquirido a Novell y esta a su vez a AT&amp;T. Mr McBride, al igual que varios directores de Caldera, había trabajado para Novell y es un devoto mormón, por lo que parecía ser el candidato idóneo para rescatar a la empresa</text:p>
        <text:p text:style-name="P3"/>
        <text:h text:style-name="P12" text:outline-level="2">1.2 Tercer y cuarto párrafo (corregido el día 2-X-07)</text:h>
        <text:p text:style-name="P3">En seguida comenzó a pensar en “cómo aprovechar nuestros activos”. Por ejemplo, los derechos que tenía Caldera sobre UNIX, y así como los monos y los humanos comparten los ancestros supuestamente, algunos sistemas operativos proceden de UNIX, incluido Linux. Tal y como suponía, Mr McBride dijo que enseguida encontró numerosas y extensas violaciones contra la propiedad intelectual de Caldera sobre el código de Linux. A un nivel más general (y lo que es más sorprendente al ser distribuidor de Linux), pensaba que toda la moda del software libre era marcadamente “comunista”, y añadió: “en economía no hay nada gratis”.</text:p>
        <text:p text:style-name="P3">Por lo tanto Mr McBride se preparó para la guerra, cambió el nombre de Caldera por SCO (las iniciales de Santa Cruz Operations, un nombre más claro), y contrató a David Boies, un abogado que había adquirido una reputación internacional por haber representado al gobierno de Estados Unidos contra Microsoft, y luego a Al Gore en el problema de las tarjetas perforadas de las elecciones presidenciales de Florida en el año 2000. Después atacó. En marzo, demandó a IBM, una gran partidaria de Linux, por daños de 1000 millones de dólares, que después aumentó a 3000 millones de dólares. En junio, abrió un nuevo frente al amenazar a 1500 compañías que usaban Linux. En julio, anunció que el precio de una licencia debería ser de 699 dólares por servidor.</text:p>
        <text:p text:style-name="P3"/>
        <text:h text:style-name="P12" text:outline-level="2">1.3 Quinto párrafo (corregido el día 2-X-07)</text:h>
        <text:p text:style-name="P3">Al principio, se rumoreaba en la industria que la estrategia del Mr McBride era sencillamente <text:soft-page-break/>hacer que IBM arreglara al final la situación calamitosa de SCO comprándola, y además ya había habido precedentes. Antes de que McBride llegara a la empresa, una vez un director de Caldera había demandado a Microsoft con lo que obtuvieron grandes beneficios económicos. En 1998, el señor McBride ganó lo que llamó “el acuerdo de los siete dígitos” cuando demandó al que era su jefe de entonces en IKON Office Solutions (el cual, él dijo que había roto el contrato porque le habían obligado a trasladarse a una oficina fuera de Utah). La batalla de Linux, de cualquier manera, “no es nada sobre demandas sino de hacer lo correcto” comentaba el señor McBride.</text:p>
        <text:p text:style-name="P3"/>
        <text:h text:style-name="P12" text:outline-level="2">1.4 Sexto párrafo (corregido el día 8-X-07)</text:h>
        <text:p text:style-name="P3">Sea como fuere, IBM no sólo no mostraba ninguna inclinación a comprar SCO sin que en agosto, IBM le demando a su vez, acusándole de haber violado la licencia de código abierto que rige Linux (que SCO, después de todo, ha estado distribuyendo) y haber infringido cuatro de las patentes de UNIX, propiedad de IBM. Mientras tanto, SCO había conseguido que todo el mundo le odie. Con ironía, el jefe de Novell, alma mater del señor McBride, le escribió una carta en la que alegaba a SCO sobre lo que tenía o le pertenecía y le pedía a SCO que finalizara con la imprecisión de sus acusaciones. SUSE, el mayor distribuidor de Europa de Linux, llevó a SCO al tribunal de Alemania. Lo mismo hizo Red Hat, el distribuidor más grande del mundo, en Estados Unidos en agosto.</text:p>
        <text:p text:style-name="P3"/>
        <text:h text:style-name="P12" text:outline-level="2">1.5 Sexto párrafo (corregido el día 8-X-07)</text:h>
        <text:p text:style-name="P3">Lo que más molesta a los partidarios del código abierto es la negación de SCO a revelar que líneas de código consideraba problemáticas. “Aquí están estas personas que nos llama piratas pero luego rehúsan de decirnos dónde y cómo”, dijo Bruce Perens uno de los evangelistas del código abierto. Después de todo, él comentaba, arreglar la situación era una “tarea fácil” ya que tan sólo sería necesario que la “comunidad” de Linux - una gran cantidad de hackers por hobby - simplemente se pusiera a arreglar el código en sólo unas horas o unos pocos días.</text:p>
        <text:p text:style-name="P3"/>
        <text:h text:style-name="P12" text:outline-level="2">1.6 Séptimo párrafo (corregido el día 8-X-07)</text:h>
        <text:p text:style-name="P3">Mr McBride argumentaba que no podía revelar el código que SCO reclama con todo detalle sería como abrir el código - lo que para él sería rendirse al comunismo. Él mostrará el código, añade, a cualquiera que firmara un acuerdo de confidencialidad - pero ¿de qué le serviría a un hacker si luego no podía compartirlo? El 18 de agosto, McBride parecía que cedía un poco ya que mostró unas transparencias con el código parcialmente encriptado en una conferencia en Las Vegas. Alguien hizo una foto y se las enseñó a Mr Perens, quien descubrió que dichas líneas habían sido publicadas a lo largo de los años con una sencilla búsqueda en Google se las encontraría. Aunque legalmente, no podía ser divulgada.</text:p>
        <text:p text:style-name="P3"/>
        <text:h text:style-name="P12" text:outline-level="2">1.7 Octavo párrafo (corregido el día 9-X-07)</text:h>
        <text:p text:style-name="P3">Lucha por la cultura libre de fanatismos religiosos</text:p>
        <text:p text:style-name="P3">En cuanto a impacto se refiere sí es importante, sin embargo. SCO ha causado tal confusión que algunas consultoras tecnológicas, tales como Gartner y Yankee Group, están aconsejando a sus <text:soft-page-break/>clientes que esperen y vean que pasa antes de adoptar Linux. Esta claro que esto les conviene a los otros del sector fundamentalista, sobre todo a Microsoft, cuyo sistema operativo propietario Windows es el rival más fiero de Linux. Esto no ha pasado desapercibido por Microsoft que es una de las pocas compañías que realmente ha pagado a SCO por una licencia de Linux, incluso aunque Microsoft no lo utiliza. Microsoft y SCO negaban rotundamente que no actuaban de forma conjunta, pero la mayoría de partidarios del software abierto asumen que el malvado gigante de Redmond estaba pagando a un mercenario.</text:p>
        <text:p text:style-name="P3"/>
        <text:h text:style-name="P12" text:outline-level="2">1.8 Noveno párrafo (corregido el día 9-X-07)</text:h>
        <text:p text:style-name="P3">Como resultado los dos bandos están tomando posiciones. “Nosotros nos mantendremos firmes, y ellos no ceden, así que nosotros tenemos un gran problema”, dice Mr McBride. Como los fundamentalistas de 1925, él puede acabar siendo un personaje irrelevante en el libro de la historia o pudiendo detener la evolución de Linux. Todavía, es muy pronto para saberlo.</text:p>
        <text:p text:style-name="P3"/>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Línea</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11</text:p>
            </table:table-cell>
            <table:table-cell table:style-name="Traducciones_5f_Complicadas.A2" office:value-type="string">
              <text:p text:style-name="Table_20_Contents">chief executive</text:p>
            </table:table-cell>
            <table:table-cell table:style-name="Traducciones_5f_Complicadas.C2" office:value-type="string">
              <text:p text:style-name="Table_20_Contents">Algunos puesto de empresa están continuamente cambiando de nombre, lo traduciremos por presidente.</text:p>
            </table:table-cell>
          </table:table-row>
          <table:table-row>
            <table:table-cell table:style-name="Traducciones_5f_Complicadas.A2" office:value-type="string">
              <text:p text:style-name="Table_20_Contents">12</text:p>
            </table:table-cell>
            <table:table-cell table:style-name="Traducciones_5f_Complicadas.A2" office:value-type="string">
              <text:p text:style-name="Table_20_Contents">in a worry state</text:p>
            </table:table-cell>
            <table:table-cell table:style-name="Traducciones_5f_Complicadas.C2" office:value-type="string">
              <text:p text:style-name="Table_20_Contents">Se refiere a la lamentable situación de la empresa.</text:p>
            </table:table-cell>
          </table:table-row>
          <table:table-row>
            <table:table-cell table:style-name="Traducciones_5f_Complicadas.A2" office:value-type="string">
              <text:p text:style-name="Table_20_Contents">12</text:p>
            </table:table-cell>
            <table:table-cell table:style-name="Traducciones_5f_Complicadas.A2" office:value-type="string">
              <text:p text:style-name="Table_20_Contents">It distributed Linux, but was bad at it</text:p>
            </table:table-cell>
            <table:table-cell table:style-name="Traducciones_5f_Complicadas.C2" office:value-type="string">
              <text:p text:style-name="Table_20_Contents">Su manera de distribuir Linux no era adecuada -modulación-.</text:p>
            </table:table-cell>
          </table:table-row>
          <table:table-row>
            <table:table-cell table:style-name="Traducciones_5f_Complicadas.A2" office:value-type="string">
              <text:p text:style-name="Table_20_Contents">17</text:p>
            </table:table-cell>
            <table:table-cell table:style-name="Traducciones_5f_Complicadas.A2" office:value-type="string">
              <text:p text:style-name="Table_20_Contents">He seemed a natural choice to rescue the firm</text:p>
            </table:table-cell>
            <table:table-cell table:style-name="Traducciones_5f_Complicadas.C2" office:value-type="string">
              <text:p text:style-name="Table_20_Contents">Él era la persona perfecta para poder salvar la compañía -modulación-.</text:p>
            </table:table-cell>
          </table:table-row>
          <table:table-row>
            <table:table-cell table:style-name="Traducciones_5f_Complicadas.A2" office:value-type="string">
              <text:p text:style-name="Table_20_Contents">28</text:p>
            </table:table-cell>
            <table:table-cell table:style-name="Traducciones_5f_Complicadas.A2" office:value-type="string">
              <text:p text:style-name="Table_20_Contents">how to monetise our assets</text:p>
            </table:table-cell>
            <table:table-cell table:style-name="Traducciones_5f_Complicadas.C2" office:value-type="string">
              <text:p text:style-name="Table_20_Contents">Asset es la partida del activo (bajo el punto de vista económico), por ello esta frase significará “cómo rentabilizar nuestros activos” -transposición-.</text:p>
            </table:table-cell>
          </table:table-row>
          <table:table-row>
            <table:table-cell table:style-name="Traducciones_5f_Complicadas.A2" office:value-type="string">
              <text:p text:style-name="Table_20_Contents">21</text:p>
            </table:table-cell>
            <table:table-cell table:style-name="Traducciones_5f_Complicadas.A2" office:value-type="string">
              <text:p text:style-name="Table_20_Contents">Sure enough</text:p>
            </table:table-cell>
            <table:table-cell table:style-name="Traducciones_5f_Complicadas.C2" office:value-type="string">
              <text:p text:style-name="Table_20_Contents">Como se esperaba o se suponía.</text:p>
            </table:table-cell>
          </table:table-row>
          <table:table-row>
            <table:table-cell table:style-name="Traducciones_5f_Complicadas.A2" office:value-type="string">
              <text:p text:style-name="Table_20_Contents">24</text:p>
            </table:table-cell>
            <table:table-cell table:style-name="Traducciones_5f_Complicadas.A2" office:value-type="string">
              <text:p text:style-name="Table_20_Contents">“We don't get the whole free-lunch thing”</text:p>
            </table:table-cell>
            <table:table-cell table:style-name="Traducciones_5f_Complicadas.C2" office:value-type="string">
              <text:p text:style-name="Table_20_Contents">No hay nada gratis (es una frase hecha popular sacada de un libro, CFR <text:a xlink:type="simple" xlink:href="http://en.wikipedia.org/wiki/TANSTAAFL">http://en.wikipedia.org/wiki/TANSTAAFL</text:a>).</text:p>
            </table:table-cell>
          </table:table-row>
          <table:table-row>
            <table:table-cell table:style-name="Traducciones_5f_Complicadas.A2" office:value-type="string">
              <text:p text:style-name="Table_20_Contents">26</text:p>
            </table:table-cell>
            <table:table-cell table:style-name="Traducciones_5f_Complicadas.A2" office:value-type="string">
              <text:p text:style-name="Table_20_Contents">less obscure</text:p>
            </table:table-cell>
            <table:table-cell table:style-name="Traducciones_5f_Complicadas.C2" office:value-type="string">
              <text:p text:style-name="Table_20_Contents">Como menos oscuro no queda muy claro en español, lo traduciremos como más claro -transposición-.</text:p>
            </table:table-cell>
          </table:table-row>
          <table:table-row>
            <table:table-cell table:style-name="Traducciones_5f_Complicadas.A2" office:value-type="string">
              <text:p text:style-name="Table_20_Contents">28</text:p>
            </table:table-cell>
            <table:table-cell table:style-name="Traducciones_5f_Complicadas.A2" office:value-type="string">
              <text:p text:style-name="Table_20_Contents">Al Gore in the hanging-chads episode in Florida in 2000</text:p>
            </table:table-cell>
            <table:table-cell table:style-name="Traducciones_5f_Complicadas.C2" office:value-type="string">
              <text:p text:style-name="Table_20_Contents">Se refiere al debate de las tarjetas perforadas de votación de las elecciones presidenciales de 2000 (CFR <text:a xlink:type="simple" xlink:href="http://en.wikipedia.org/wiki/Chad_%28paper%29">http://en.wikipedia.org/wiki/Chad_%28paper%29</text:a>).</text:p>
              <text:p text:style-name="Table_20_Contents"/>
            </table:table-cell>
          </table:table-row>
          <table:table-row>
            <table:table-cell table:style-name="Traducciones_5f_Complicadas.A2" office:value-type="string">
              <text:p text:style-name="Table_20_Contents">32</text:p>
            </table:table-cell>
            <table:table-cell table:style-name="Traducciones_5f_Complicadas.A2" office:value-type="string">
              <text:p text:style-name="Table_20_Contents">gossip</text:p>
            </table:table-cell>
            <table:table-cell table:style-name="Traducciones_5f_Complicadas.C2" office:value-type="string">
              <text:p text:style-name="Table_20_Contents">Aunque lo más intuitivo nos movería a traducirlo por cotilleo, debido al <text:soft-page-break/>público objetivo del texto lo traduciremos por rumor.</text:p>
            </table:table-cell>
          </table:table-row>
          <table:table-row>
            <table:table-cell table:style-name="Traducciones_5f_Complicadas.A2" office:value-type="string">
              <text:p text:style-name="Table_20_Contents">34</text:p>
            </table:table-cell>
            <table:table-cell table:style-name="Traducciones_5f_Complicadas.A2" office:value-type="string">
              <text:p text:style-name="Table_20_Contents">Caldera's owners once profitably sued Microsoft.</text:p>
            </table:table-cell>
            <table:table-cell table:style-name="Traducciones_5f_Complicadas.C2" office:value-type="string">
              <text:p text:style-name="Table_20_Contents">Aquí se refiere a que la demanda hizo que se consiguieran beneficios económicos.</text:p>
            </table:table-cell>
          </table:table-row>
          <table:table-row>
            <table:table-cell table:style-name="Traducciones_5f_Complicadas.A2" office:value-type="string">
              <text:p text:style-name="Table_20_Contents">37</text:p>
            </table:table-cell>
            <table:table-cell table:style-name="Traducciones_5f_Complicadas.A2" office:value-type="string">
              <text:p text:style-name="Table_20_Contents">“is not about suing but about doing the right thing”</text:p>
            </table:table-cell>
            <table:table-cell table:style-name="Traducciones_5f_Complicadas.C2" office:value-type="string">
              <text:p text:style-name="Table_20_Contents">“no es nada sobre demandas sino de hacer lo correcto”</text:p>
            </table:table-cell>
          </table:table-row>
          <table:table-row>
            <table:table-cell table:style-name="Traducciones_5f_Complicadas.A2" office:value-type="string">
              <text:p text:style-name="Table_20_Contents">39</text:p>
            </table:table-cell>
            <table:table-cell table:style-name="Traducciones_5f_Complicadas.A2" office:value-type="string">
              <text:p text:style-name="Table_20_Contents">Be that as it may, IBM shows absolutely no inclination to buy SCO. Instead, in August, IBM sued right back...</text:p>
            </table:table-cell>
            <table:table-cell table:style-name="Traducciones_5f_Complicadas.C2" office:value-type="string">
              <text:p text:style-name="Table_20_Contents">Tal como fuere, IBM no sólo no mostraba ninguna intención de comprar SCO, sino que, en agosto le demando a su vez, acusándole... -transposición-.</text:p>
            </table:table-cell>
          </table:table-row>
          <table:table-row>
            <table:table-cell table:style-name="Traducciones_5f_Complicadas.A2" office:value-type="string">
              <text:p text:style-name="Table_20_Contents">42</text:p>
            </table:table-cell>
            <table:table-cell table:style-name="Traducciones_5f_Complicadas.A2" office:value-type="string">
              <text:p text:style-name="Table_20_Contents">infringed four of IBM's own UNIX patents</text:p>
            </table:table-cell>
            <table:table-cell table:style-name="Traducciones_5f_Complicadas.C2" office:value-type="string">
              <text:p text:style-name="Table_20_Contents">de infringir cuatro de las patentes UNIX, propiedad de IBM.</text:p>
            </table:table-cell>
          </table:table-row>
          <table:table-row>
            <table:table-cell table:style-name="Traducciones_5f_Complicadas.A2" office:value-type="string">
              <text:p text:style-name="Table_20_Contents">42</text:p>
            </table:table-cell>
            <table:table-cell table:style-name="Traducciones_5f_Complicadas.A2" office:value-type="string">
              <text:p text:style-name="Table_20_Contents">SCO has become widely hated</text:p>
            </table:table-cell>
            <table:table-cell table:style-name="Traducciones_5f_Complicadas.C2" office:value-type="string">
              <text:p text:style-name="Table_20_Contents">SCO ha conseguido que todo el mundo le odie</text:p>
            </table:table-cell>
          </table:table-row>
          <table:table-row>
            <table:table-cell table:style-name="Traducciones_5f_Complicadas.A2" office:value-type="string">
              <text:p text:style-name="Table_20_Contents">43</text:p>
            </table:table-cell>
            <table:table-cell table:style-name="Traducciones_5f_Complicadas.A2" office:value-type="string">
              <text:p text:style-name="Table_20_Contents">In a cruel irony</text:p>
            </table:table-cell>
            <table:table-cell table:style-name="Traducciones_5f_Complicadas.C2" office:value-type="string">
              <text:p text:style-name="Table_20_Contents">En una cruel ironía</text:p>
            </table:table-cell>
          </table:table-row>
          <table:table-row>
            <table:table-cell table:style-name="Traducciones_5f_Complicadas.A2" office:value-type="string">
              <text:p text:style-name="Table_20_Contents">44</text:p>
            </table:table-cell>
            <table:table-cell table:style-name="Traducciones_5f_Complicadas.A2" office:value-type="string">
              <text:p text:style-name="Table_20_Contents">SCO is confused about what is owns and ch <text:span text:style-name="T3">challenging</text:span> SCO to end the “<text:span text:style-name="T3">vagueness</text:span>” of its accusations</text:p>
            </table:table-cell>
            <table:table-cell table:style-name="Traducciones_5f_Complicadas.C2" office:value-type="string">
              <text:p text:style-name="Table_20_Contents">En la que alegaba que SCO estaba confuso sobre lo que tenía y le pedía -modulación-.</text:p>
            </table:table-cell>
          </table:table-row>
          <table:table-row>
            <table:table-cell table:style-name="Traducciones_5f_Complicadas.A2" office:value-type="string">
              <text:p text:style-name="Table_20_Contents">45</text:p>
            </table:table-cell>
            <table:table-cell table:style-name="Traducciones_5f_Complicadas.A2" office:value-type="string">
              <text:p text:style-name="Table_20_Contents">the biggest European distributor of Linux</text:p>
            </table:table-cell>
            <table:table-cell table:style-name="Traducciones_5f_Complicadas.C2" office:value-type="string">
              <text:p text:style-name="Table_20_Contents">el mayor distribuidor de Europa de Linux</text:p>
            </table:table-cell>
          </table:table-row>
          <table:table-row>
            <table:table-cell table:style-name="Traducciones_5f_Complicadas.A2" office:value-type="string">
              <text:p text:style-name="Table_20_Contents">46</text:p>
            </table:table-cell>
            <table:table-cell table:style-name="Traducciones_5f_Complicadas.A2" office:value-type="string">
              <text:p text:style-name="Table_20_Contents">In August, Red Hat the biggest distributor in the world, did the same in America</text:p>
            </table:table-cell>
            <table:table-cell table:style-name="Traducciones_5f_Complicadas.C2" office:value-type="string">
              <text:p text:style-name="Table_20_Contents">Lo mismo que hizo Red Hat, el distribuidor más grande del mundo en Estados Unidos.</text:p>
            </table:table-cell>
          </table:table-row>
          <table:table-row>
            <table:table-cell table:style-name="Traducciones_5f_Complicadas.A2" office:value-type="string">
              <text:p text:style-name="Table_20_Contents">48</text:p>
            </table:table-cell>
            <table:table-cell table:style-name="Traducciones_5f_Complicadas.A2" office:value-type="string">
              <text:p text:style-name="Table_20_Contents">What most bothers the open-sourcers is SCO's refusal to reveal which lines of code</text:p>
            </table:table-cell>
            <table:table-cell table:style-name="Traducciones_5f_Complicadas.C2" office:value-type="string">
              <text:p text:style-name="Table_20_Contents">Lo que más molesta a los partidarios del código abierto es la negación de SCO a revelar que líneas de código.</text:p>
            </table:table-cell>
          </table:table-row>
          <table:table-row>
            <table:table-cell table:style-name="Traducciones_5f_Complicadas.A2" office:value-type="string">
              <text:p text:style-name="Table_20_Contents">51</text:p>
            </table:table-cell>
            <table:table-cell table:style-name="Traducciones_5f_Complicadas.A2" office:value-type="string">
              <text:p text:style-name="Table_20_Contents">...would be <text:soft-page-break/>“trivially easy”. The Linux...</text:p>
            </table:table-cell>
            <table:table-cell table:style-name="Traducciones_5f_Complicadas.C2" office:value-type="string">
              <text:p text:style-name="Table_20_Contents">ya que sólo sería necesario que.</text:p>
            </table:table-cell>
          </table:table-row>
          <table:table-row>
            <table:table-cell table:style-name="Traducciones_5f_Complicadas.A2" office:value-type="string">
              <text:p text:style-name="Table_20_Contents">52</text:p>
            </table:table-cell>
            <table:table-cell table:style-name="Traducciones_5f_Complicadas.A2" office:value-type="string">
              <text:p text:style-name="Table_20_Contents">would simply converge on the code and rewrite it within hours or days</text:p>
            </table:table-cell>
            <table:table-cell table:style-name="Traducciones_5f_Complicadas.C2" office:value-type="string">
              <text:p text:style-name="Table_20_Contents">se pusiera a arreglar el código en sólo unas horas o unos pocos días.</text:p>
            </table:table-cell>
          </table:table-row>
          <table:table-row>
            <table:table-cell table:style-name="Traducciones_5f_Complicadas.A2" office:value-type="string">
              <text:p text:style-name="Table_20_Contents">56</text:p>
            </table:table-cell>
            <table:table-cell table:style-name="Traducciones_5f_Complicadas.A2" office:value-type="string">
              <text:p text:style-name="Table_20_Contents">but what use would it be for a Linux hacker to see the code but forever shut up about it?</text:p>
            </table:table-cell>
            <table:table-cell table:style-name="Traducciones_5f_Complicadas.C2" office:value-type="string">
              <text:p text:style-name="Table_20_Contents">¿de qué le serviría a un hacker si luego no podría compartirlo? -modulación-.</text:p>
            </table:table-cell>
          </table:table-row>
          <table:table-row>
            <table:table-cell table:style-name="Traducciones_5f_Complicadas.A2" office:value-type="string">
              <text:p text:style-name="Table_20_Contents">57</text:p>
            </table:table-cell>
            <table:table-cell table:style-name="Traducciones_5f_Complicadas.A2" office:value-type="string">
              <text:p text:style-name="Table_20_Contents">non-disclosure agreement</text:p>
            </table:table-cell>
            <table:table-cell table:style-name="Traducciones_5f_Complicadas.C2" office:value-type="string">
              <text:p text:style-name="Table_20_Contents">acuerdo de confidencialidad</text:p>
            </table:table-cell>
          </table:table-row>
          <table:table-row>
            <table:table-cell table:style-name="Traducciones_5f_Complicadas.A2" office:value-type="string">
              <text:p text:style-name="Table_20_Contents">58</text:p>
            </table:table-cell>
            <table:table-cell table:style-name="Traducciones_5f_Complicadas.A2" office:value-type="string">
              <text:p text:style-name="Table_20_Contents">Mr McBride <text:s/>seemed to give in a bit by showing a few slides</text:p>
            </table:table-cell>
            <table:table-cell table:style-name="Traducciones_5f_Complicadas.C2" office:value-type="string">
              <text:p text:style-name="Table_20_Contents">Mr McBride parecía que cedía un poco ya que mostró unas transparencias</text:p>
            </table:table-cell>
          </table:table-row>
          <table:table-row>
            <table:table-cell table:style-name="Traducciones_5f_Complicadas.A2" office:value-type="string">
              <text:p text:style-name="Table_20_Contents">64</text:p>
            </table:table-cell>
            <table:table-cell table:style-name="Traducciones_5f_Complicadas.A2" office:value-type="string">
              <text:p text:style-name="Table_20_Contents">In terms of impact, however, it is an issue</text:p>
            </table:table-cell>
            <table:table-cell table:style-name="Traducciones_5f_Complicadas.C2" office:value-type="string">
              <text:p text:style-name="Table_20_Contents">En cuanto a impacto se refiere sí es importante, sin embargo (uniendo los dos párrafos)</text:p>
            </table:table-cell>
          </table:table-row>
          <table:table-row>
            <table:table-cell table:style-name="Traducciones_5f_Complicadas.A2" office:value-type="string">
              <text:p text:style-name="Table_20_Contents">66</text:p>
            </table:table-cell>
            <table:table-cell table:style-name="Traducciones_5f_Complicadas.A2" office:value-type="string">
              <text:p text:style-name="Table_20_Contents">This certainly suits</text:p>
            </table:table-cell>
            <table:table-cell table:style-name="Traducciones_5f_Complicadas.C2" office:value-type="string">
              <text:p text:style-name="Table_20_Contents">Esta claro que esto les conviene</text:p>
            </table:table-cell>
          </table:table-row>
          <table:table-row>
            <table:table-cell table:style-name="Traducciones_5f_Complicadas.A2" office:value-type="string">
              <text:p text:style-name="Table_20_Contents">68</text:p>
            </table:table-cell>
            <table:table-cell table:style-name="Traducciones_5f_Complicadas.A2" office:value-type="string">
              <text:p text:style-name="Table_20_Contents">It has not gone unnoticed</text:p>
            </table:table-cell>
            <table:table-cell table:style-name="Traducciones_5f_Complicadas.C2" office:value-type="string">
              <text:p text:style-name="Table_20_Contents">Esto no ha pasado desapercibido</text:p>
            </table:table-cell>
          </table:table-row>
          <table:table-row>
            <table:table-cell table:style-name="Traducciones_5f_Complicadas.A2" office:value-type="string">
              <text:p text:style-name="Table_20_Contents">69</text:p>
            </table:table-cell>
            <table:table-cell table:style-name="Traducciones_5f_Complicadas.A2" office:value-type="string">
              <text:p text:style-name="Table_20_Contents">...has actually paid</text:p>
            </table:table-cell>
            <table:table-cell table:style-name="Traducciones_5f_Complicadas.C2" office:value-type="string">
              <text:p text:style-name="Table_20_Contents">realmente ha pagado</text:p>
            </table:table-cell>
          </table:table-row>
          <table:table-row>
            <table:table-cell table:style-name="Traducciones_5f_Complicadas.A2" office:value-type="string">
              <text:p text:style-name="Table_20_Contents">69</text:p>
            </table:table-cell>
            <table:table-cell table:style-name="Traducciones_5f_Complicadas.A2" office:value-type="string">
              <text:p text:style-name="Table_20_Contents">Microsoft has not use for one</text:p>
            </table:table-cell>
            <table:table-cell table:style-name="Traducciones_5f_Complicadas.C2" office:value-type="string">
              <text:p text:style-name="Table_20_Contents">Microsoft no utiliza</text:p>
            </table:table-cell>
          </table:table-row>
          <table:table-row>
            <table:table-cell table:style-name="Traducciones_5f_Complicadas.A2" office:value-type="string">
              <text:p text:style-name="Table_20_Contents">72</text:p>
            </table:table-cell>
            <table:table-cell table:style-name="Traducciones_5f_Complicadas.A2" office:value-type="string">
              <text:p text:style-name="Table_20_Contents">...are digging into their trenches</text:p>
            </table:table-cell>
            <table:table-cell table:style-name="Traducciones_5f_Complicadas.C2" office:value-type="string">
              <text:p text:style-name="Table_20_Contents">tomando posiciones</text:p>
            </table:table-cell>
          </table:table-row>
          <table:table-row>
            <table:table-cell table:style-name="Traducciones_5f_Complicadas.A2" office:value-type="string">
              <text:p text:style-name="Table_20_Contents">72</text:p>
            </table:table-cell>
            <table:table-cell table:style-name="Traducciones_5f_Complicadas.A2" office:value-type="string">
              <text:p text:style-name="Table_20_Contents">they're not giving up</text:p>
            </table:table-cell>
            <table:table-cell table:style-name="Traducciones_5f_Complicadas.C2" office:value-type="string">
              <text:p text:style-name="Table_20_Contents">ellos no abandonan</text:p>
            </table:table-cell>
          </table:table-row>
          <table:table-row>
            <table:table-cell table:style-name="Traducciones_5f_Complicadas.A2" office:value-type="string">
              <text:p text:style-name="Table_20_Contents">74</text:p>
            </table:table-cell>
            <table:table-cell table:style-name="Traducciones_5f_Complicadas.A2" office:value-type="string">
              <text:p text:style-name="Table_20_Contents">he may end up being a footnote in history</text:p>
            </table:table-cell>
            <table:table-cell table:style-name="Traducciones_5f_Complicadas.C2" office:value-type="string">
              <text:p text:style-name="Table_20_Contents">él puede acabar siendo un personaje irrelevante en el libro de la historia -modulación-.</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Footer">
      <style:text-properties fo:color="#333333"/>
    </style:style>
    <style:style style:name="P3"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6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0.616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fo:min-height="0.97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Sobre monos y pingüinos</text:title></text:span></text:p>
          <text:p text:style-name="P1"><text:span text:style-name="T1">Tema: </text:span><text:span text:style-name="T1"><text:subject>Traducción de Textos</text:subject></text:span></text:p>
          <text:p text:style-name="P1"><text:span text:style-name="T1">Autor: </text:span><text:span text:style-name="T1"><text:user-defined text:name="Autor">Rubén Paje del Pino</text:user-defined></text:span></text:p>
        </text:section>
      </style:header>
      <style:footer>
        <text:section text:style-name="Sect2" text:name="Área3">
          <text:p text:style-name="P2"><text:span text:style-name="T1">Número de texto: </text:span><text:span text:style-name="T1"><text:user-defined text:name="Texto">1</text:user-defined></text:span></text:p>
          <text:p text:style-name="P3"><text:span text:style-name="T1">Última rev:</text:span><text:span text:style-name="T1"><text:user-defined text:name="Última Revisión">18-XI-07</text:user-defined></text:span></text:p>
          <text:p text:style-name="P3"><text:span text:style-name="T1">Versión: </text:span><text:span text:style-name="T1"><text:user-defined text:name="Versión">2.8</text:user-defined></text:span></text:p>
          <text:p text:style-name="P3"><text:span text:style-name="T1">Página </text:span><text:span text:style-name="T1"><text:page-number style:num-format="1" text:select-page="current">4</text:page-number></text:span><text:span text:style-name="T1"> de </text:span><text:span text:style-name="T1"><text:page-count style:num-format="1">7</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Sobre monos y pingüinos</dc:title>
    <dc:description>Trata sobre la lucha entre SCO y Linux

Los archivos en formato odt se abren con Openoffice: 
Descargable en http://www.openoffice.org/
Bajo licencia LGPL-2</dc:description>
    <dc:subject>Traducción de Textos</dc:subject>
    <dc:date>2007-11-18T12:49:10</dc:date>
    <meta:keyword>Sobre monos y pingüinos traducción de textos Rosario Plaza rplaza@fi.upm.es</meta:keyword>
    <meta:editing-cycles>30</meta:editing-cycles>
    <meta:editing-duration>PT19H18M17S</meta:editing-duration>
    <meta:user-defined meta:name="Autor">Rubén Paje del Pino</meta:user-defined>
    <meta:user-defined meta:name="Versión">2.8</meta:user-defined>
    <meta:user-defined meta:name="Texto">1</meta:user-defined>
    <meta:user-defined meta:name="Última Revisión">18-XI-07</meta:user-defined>
    <meta:document-statistic meta:table-count="2" meta:image-count="0" meta:object-count="0" meta:page-count="7" meta:paragraph-count="154" meta:word-count="2113" meta:character-count="12044"/>
  </office:meta>
</office:document-meta>
</file>